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  <style:text-properties officeooo:paragraph-rsid="000b0124"/>
    </style:style>
    <style:style style:name="P3" style:family="paragraph" style:parent-style-name="Ol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Hr_5f_pb_5f_0">
      <style:paragraph-properties fo:margin-top="0cm" fo:margin-bottom="0cm" fo:text-align="start" style:justify-single-word="false"/>
    </style:style>
    <style:style style:name="P6" style:family="paragraph" style:parent-style-name="Hr_5f_pb_5f_0">
      <style:paragraph-properties fo:margin-top="0cm" fo:margin-bottom="0cm" fo:text-align="start" style:justify-single-word="false"/>
      <style:text-properties officeooo:paragraph-rsid="004c656d"/>
    </style:style>
    <style:style style:name="P7" style:family="paragraph" style:parent-style-name="Hr_5f_pb_5f_0">
      <style:paragraph-properties fo:margin-top="0cm" fo:margin-bottom="0cm" fo:text-align="start" style:justify-single-word="false"/>
      <style:text-properties officeooo:paragraph-rsid="004701ee"/>
    </style:style>
    <style:style style:name="P8" style:family="paragraph" style:parent-style-name="Hr_5f_pb_5f_0">
      <style:paragraph-properties fo:margin-top="0cm" fo:margin-bottom="0cm" fo:text-align="start" style:justify-single-word="false" fo:break-before="page"/>
    </style:style>
    <style:style style:name="P9" style:family="paragraph" style:parent-style-name="Hr_5f_pb">
      <style:paragraph-properties fo:margin-top="0cm" fo:margin-bottom="0cm" fo:text-align="start" style:justify-single-word="false"/>
      <style:text-properties officeooo:paragraph-rsid="000b9b7a"/>
    </style:style>
    <style:style style:name="P10" style:family="paragraph" style:parent-style-name="Hr_5f_pb">
      <style:paragraph-properties fo:margin-top="0cm" fo:margin-bottom="0cm" fo:text-align="start" style:justify-single-word="false"/>
      <style:text-properties officeooo:paragraph-rsid="001a77bd"/>
    </style:style>
    <style:style style:name="P11" style:family="paragraph" style:parent-style-name="Hr_5f_pb">
      <style:paragraph-properties fo:margin-top="0cm" fo:margin-bottom="0cm" fo:text-align="start" style:justify-single-word="false"/>
      <style:text-properties officeooo:paragraph-rsid="001f04ab"/>
    </style:style>
    <style:style style:name="P12" style:family="paragraph" style:parent-style-name="Div">
      <style:paragraph-properties fo:text-align="start" style:justify-single-word="false"/>
    </style:style>
    <style:style style:name="P13" style:family="paragraph" style:parent-style-name="Ul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4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8508d"/>
    </style:style>
    <style:style style:name="P15" style:family="paragraph" style:parent-style-name="Standard">
      <style:text-properties officeooo:paragraph-rsid="00401796"/>
    </style:style>
    <style:style style:name="P16" style:family="paragraph" style:parent-style-name="Standard">
      <style:text-properties officeooo:paragraph-rsid="0042a0db"/>
    </style:style>
    <style:style style:name="P17" style:family="paragraph" style:parent-style-name="Standard">
      <style:text-properties officeooo:paragraph-rsid="00458624"/>
    </style:style>
    <style:style style:name="P18" style:family="paragraph" style:parent-style-name="Standard">
      <style:text-properties officeooo:paragraph-rsid="002bd1be"/>
    </style:style>
    <style:style style:name="P19" style:family="paragraph" style:parent-style-name="Standard">
      <style:text-properties officeooo:paragraph-rsid="0030ec3b"/>
    </style:style>
    <style:style style:name="P20" style:family="paragraph" style:parent-style-name="Standard">
      <style:text-properties officeooo:paragraph-rsid="003c34a7"/>
    </style:style>
    <style:style style:name="P21" style:family="paragraph" style:parent-style-name="Standard">
      <style:text-properties officeooo:paragraph-rsid="003ecf56"/>
    </style:style>
    <style:style style:name="P22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8733b"/>
    </style:style>
    <style:style style:name="P23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9ff96"/>
    </style:style>
    <style:style style:name="P24" style:family="paragraph" style:parent-style-name="Heading_20_2">
      <style:paragraph-properties fo:margin-top="0cm" fo:margin-bottom="0.494cm" fo:text-align="start" style:justify-single-word="false"/>
    </style:style>
    <style:style style:name="P25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d55b5"/>
    </style:style>
    <style:style style:name="P26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9cdea"/>
    </style:style>
    <style:style style:name="P27" style:family="paragraph" style:parent-style-name="Heading_20_2">
      <style:paragraph-properties fo:margin-top="0cm" fo:margin-bottom="0.494cm" fo:text-align="start" style:justify-single-word="false" fo:break-before="page"/>
    </style:style>
    <style:style style:name="P28" style:family="paragraph" style:parent-style-name="Heading_20_2" style:list-style-name="">
      <style:paragraph-properties fo:margin-left="0.159cm" fo:margin-right="0.159cm" fo:margin-top="0cm" fo:margin-bottom="0.494cm" fo:text-align="start" style:justify-single-word="false" fo:orphans="2" fo:widows="2" fo:text-indent="0cm" style:auto-text-indent="false" fo:break-before="page"/>
      <style:text-properties officeooo:paragraph-rsid="0028ea9e"/>
    </style:style>
    <style:style style:name="P29" style:family="paragraph" style:parent-style-name="Heading_20_1">
      <style:paragraph-properties fo:margin-top="0cm" fo:margin-bottom="0.494cm" fo:text-align="start" style:justify-single-word="false"/>
    </style:style>
    <style:style style:name="P30" style:family="paragraph" style:parent-style-name="Ul" style:list-style-name="L2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31" style:family="paragraph" style:parent-style-name="Ul" style:list-style-name="L3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32" style:family="paragraph" style:parent-style-name="Li" style:list-style-name="LS1">
      <style:paragraph-properties fo:margin-top="0cm" fo:margin-bottom="0cm" fo:text-align="start" style:justify-single-word="false"/>
    </style:style>
    <style:style style:name="P33" style:family="paragraph" style:parent-style-name="Li" style:list-style-name="LS2">
      <style:paragraph-properties fo:margin-top="0cm" fo:margin-bottom="0cm" fo:text-align="start" style:justify-single-word="false"/>
    </style:style>
    <style:style style:name="P34" style:family="paragraph" style:parent-style-name="Li" style:list-style-name="LS1">
      <style:paragraph-properties fo:margin-top="0cm" fo:margin-bottom="0.494cm" fo:text-align="start" style:justify-single-word="false"/>
    </style:style>
    <style:style style:name="P35" style:family="paragraph" style:parent-style-name="Li" style:list-style-name="LS2">
      <style:paragraph-properties fo:margin-top="0cm" fo:margin-bottom="0.494cm" fo:text-align="start" style:justify-single-word="false"/>
    </style:style>
    <style:style style:name="P36" style:family="paragraph" style:parent-style-name="Hr_5f_pb_5f_0" style:list-style-name="L4">
      <style:paragraph-properties fo:margin-top="0cm" fo:margin-bottom="0cm" fo:text-align="start" style:justify-single-word="false" fo:break-before="page"/>
    </style:style>
    <style:style style:name="P37" style:family="paragraph" style:parent-style-name="Hr_5f_pb_5f_0" style:list-style-name="L5">
      <style:paragraph-properties fo:margin-top="0cm" fo:margin-bottom="0cm" fo:text-align="start" style:justify-single-word="false"/>
    </style:style>
    <style:style style:name="P38" style:family="paragraph" style:parent-style-name="Hr_5f_pb_5f_0" style:list-style-name="L6">
      <style:paragraph-properties fo:margin-top="0cm" fo:margin-bottom="0cm" fo:text-align="start" style:justify-single-word="false"/>
    </style:style>
    <style:style style:name="P39" style:family="paragraph" style:parent-style-name="Hr_5f_pb_5f_0" style:list-style-name="L7">
      <style:paragraph-properties fo:margin-top="0cm" fo:margin-bottom="0cm" fo:text-align="start" style:justify-single-word="false"/>
    </style:style>
    <style:style style:name="P40" style:family="paragraph" style:parent-style-name="Hr_5f_pb_5f_0" style:list-style-name="L7">
      <style:paragraph-properties fo:margin-top="0cm" fo:margin-bottom="0cm" fo:text-align="start" style:justify-single-word="false"/>
      <style:text-properties officeooo:paragraph-rsid="00327281"/>
    </style:style>
    <style:style style:name="P41" style:family="paragraph" style:parent-style-name="Hr_5f_pb_5f_0" style:list-style-name="L7">
      <style:paragraph-properties fo:margin-top="0cm" fo:margin-bottom="0cm" fo:text-align="start" style:justify-single-word="false"/>
      <style:text-properties officeooo:paragraph-rsid="004ae630"/>
    </style:style>
    <style:style style:name="P42" style:family="paragraph" style:parent-style-name="Hr_5f_pb_5f_0" style:list-style-name="L8">
      <style:paragraph-properties fo:margin-top="0cm" fo:margin-bottom="0cm" fo:text-align="start" style:justify-single-word="false"/>
      <style:text-properties officeooo:paragraph-rsid="004c656d"/>
    </style:style>
    <style:style style:name="P43" style:family="paragraph" style:parent-style-name="Hr_5f_pb_5f_0" style:list-style-name="L8">
      <style:paragraph-properties fo:margin-top="0cm" fo:margin-bottom="0cm" fo:text-align="start" style:justify-single-word="false"/>
      <style:text-properties officeooo:paragraph-rsid="004db142"/>
    </style:style>
    <style:style style:name="P44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19e6"/>
    </style:style>
    <style:style style:name="P45" style:family="paragraph" style:parent-style-name="Hr_5f_pb_5f_0" style:list-style-name="L9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19e6"/>
    </style:style>
    <style:style style:name="P46" style:family="paragraph" style:parent-style-name="Hr_5f_pb_5f_0" style:list-style-name="L1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4ff35f"/>
    </style:style>
    <style:style style:name="P47" style:family="paragraph" style:parent-style-name="Hr_5f_pb_5f_0" style:list-style-name="L1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505929"/>
    </style:style>
    <style:style style:name="P48" style:family="paragraph" style:parent-style-name="Hr_5f_pb_5f_0" style:list-style-name="L10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5116a9"/>
    </style:style>
    <style:style style:name="T1" style:family="text">
      <style:text-properties fo:color="#000000" style:font-name="sans serif" fo:font-size="10pt" fo:font-style="normal" style:font-name-asian="sans serif" style:font-name-complex="sans serif"/>
    </style:style>
    <style:style style:name="T2" style:family="text">
      <style:text-properties fo:color="#000000" style:font-name="Times New Roman" fo:font-size="10pt" officeooo:rsid="0008733b" fo:background-color="#ffffff" style:font-name-asian="verdana" style:font-name-complex="verdana"/>
    </style:style>
    <style:style style:name="T3" style:family="text">
      <style:text-properties fo:color="#000000" style:font-name="Times New Roman" fo:font-size="10pt" officeooo:rsid="0004e679" fo:background-color="#ffffff" style:font-name-asian="verdana" style:font-name-complex="verdana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style="italic"/>
    </style:style>
    <style:style style:name="T7" style:family="text">
      <style:text-properties fo:font-size="10pt" fo:font-weight="normal" officeooo:rsid="001e0b5c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officeooo:rsid="00282dfa"/>
    </style:style>
    <style:style style:name="T10" style:family="text">
      <style:text-properties fo:font-weight="bold" officeooo:rsid="004914ea" style:font-weight-asian="bold" style:font-weight-complex="bold"/>
    </style:style>
    <style:style style:name="T11" style:family="text">
      <style:text-properties fo:font-weight="bold" officeooo:rsid="0048508d"/>
    </style:style>
    <style:style style:name="T12" style:family="text">
      <style:text-properties fo:font-style="italic"/>
    </style:style>
    <style:style style:name="T13" style:family="text">
      <style:text-properties fo:font-size="12pt" fo:font-weight="bold"/>
    </style:style>
    <style:style style:name="T14" style:family="text">
      <style:text-properties fo:color="#0000ff" style:font-name="sans serif" fo:font-size="10pt" fo:font-style="normal" style:text-underline-style="solid" style:text-underline-width="auto" style:text-underline-color="font-color" style:font-name-asian="sans serif" style:font-name-complex="sans serif"/>
    </style:style>
    <style:style style:name="T15" style:family="text">
      <style:text-properties officeooo:rsid="0008733b"/>
    </style:style>
    <style:style style:name="T16" style:family="text">
      <style:text-properties officeooo:rsid="0009ff96"/>
    </style:style>
    <style:style style:name="T17" style:family="text">
      <style:text-properties officeooo:rsid="000eaf3d"/>
    </style:style>
    <style:style style:name="T18" style:family="text">
      <style:text-properties officeooo:rsid="0018bc5f"/>
    </style:style>
    <style:style style:name="T19" style:family="text">
      <style:text-properties officeooo:rsid="0019229d"/>
    </style:style>
    <style:style style:name="T20" style:family="text">
      <style:text-properties officeooo:rsid="001a4375"/>
    </style:style>
    <style:style style:name="T21" style:family="text">
      <style:text-properties fo:font-weight="normal" officeooo:rsid="001f04ab" style:font-weight-asian="normal" style:font-weight-complex="normal"/>
    </style:style>
    <style:style style:name="T22" style:family="text">
      <style:text-properties fo:font-weight="normal" officeooo:rsid="00327281" style:font-weight-asian="normal" style:font-weight-complex="normal"/>
    </style:style>
    <style:style style:name="T23" style:family="text">
      <style:text-properties fo:font-weight="normal" officeooo:rsid="004914ea" style:font-weight-asian="normal" style:font-weight-complex="normal"/>
    </style:style>
    <style:style style:name="T24" style:family="text">
      <style:text-properties fo:font-weight="normal" officeooo:rsid="0049d372" style:font-weight-asian="normal" style:font-weight-complex="normal"/>
    </style:style>
    <style:style style:name="T25" style:family="text">
      <style:text-properties style:font-name="Times New Roman" fo:font-size="10pt" officeooo:rsid="0008733b" fo:background-color="#ffffff" style:font-name-asian="verdana" style:font-name-complex="verdana"/>
    </style:style>
    <style:style style:name="T26" style:family="text">
      <style:text-properties style:font-name="Times New Roman" fo:font-size="10pt" fo:font-weight="normal" officeooo:rsid="0008733b" style:font-weight-asian="normal" style:font-weight-complex="normal"/>
    </style:style>
    <style:style style:name="T27" style:family="text">
      <style:text-properties style:font-name="Times New Roman" fo:font-size="10pt" fo:font-weight="normal" officeooo:rsid="0012e350" style:font-weight-asian="normal" style:font-weight-complex="normal"/>
    </style:style>
    <style:style style:name="T28" style:family="text">
      <style:text-properties style:font-name="Times New Roman" fo:font-size="10pt" fo:font-style="italic" fo:font-weight="normal" officeooo:rsid="0008733b" style:font-weight-asian="normal" style:font-weight-complex="normal"/>
    </style:style>
    <style:style style:name="T29" style:family="text">
      <style:text-properties style:font-name="Times New Roman" officeooo:rsid="0008733b"/>
    </style:style>
    <style:style style:name="T30" style:family="text">
      <style:text-properties style:font-name="Times New Roman" fo:font-weight="normal" officeooo:rsid="0012e350" style:font-weight-asian="normal" style:font-weight-complex="normal"/>
    </style:style>
    <style:style style:name="T31" style:family="text">
      <style:text-properties style:font-name="Times New Roman" fo:font-weight="normal" officeooo:rsid="0008733b" style:font-weight-asian="normal" style:font-weight-complex="normal"/>
    </style:style>
    <style:style style:name="T32" style:family="text">
      <style:text-properties officeooo:rsid="00204f55"/>
    </style:style>
    <style:style style:name="T33" style:family="text">
      <style:text-properties officeooo:rsid="0021cb35"/>
    </style:style>
    <style:style style:name="T34" style:family="text">
      <style:text-properties officeooo:rsid="002348b6"/>
    </style:style>
    <style:style style:name="T35" style:family="text">
      <style:text-properties officeooo:rsid="00242f6d"/>
    </style:style>
    <style:style style:name="T36" style:family="text">
      <style:text-properties officeooo:rsid="0025a552"/>
    </style:style>
    <style:style style:name="T37" style:family="text">
      <style:text-properties officeooo:rsid="00282dfa"/>
    </style:style>
    <style:style style:name="T38" style:family="text">
      <style:text-properties officeooo:rsid="0028ea9e"/>
    </style:style>
    <style:style style:name="T39" style:family="text">
      <style:text-properties officeooo:rsid="0029cdea"/>
    </style:style>
    <style:style style:name="T40" style:family="text">
      <style:text-properties officeooo:rsid="002aa9ec"/>
    </style:style>
    <style:style style:name="T41" style:family="text">
      <style:text-properties officeooo:rsid="002bd1be"/>
    </style:style>
    <style:style style:name="T42" style:family="text">
      <style:text-properties officeooo:rsid="002c69a0"/>
    </style:style>
    <style:style style:name="T43" style:family="text">
      <style:text-properties officeooo:rsid="002d55b5"/>
    </style:style>
    <style:style style:name="T44" style:family="text">
      <style:text-properties officeooo:rsid="002e9373"/>
    </style:style>
    <style:style style:name="T45" style:family="text">
      <style:text-properties officeooo:rsid="002efc88"/>
    </style:style>
    <style:style style:name="T46" style:family="text">
      <style:text-properties officeooo:rsid="002f300c"/>
    </style:style>
    <style:style style:name="T47" style:family="text">
      <style:text-properties officeooo:rsid="0030dde6"/>
    </style:style>
    <style:style style:name="T48" style:family="text">
      <style:text-properties officeooo:rsid="0030ec3b"/>
    </style:style>
    <style:style style:name="T49" style:family="text">
      <style:text-properties officeooo:rsid="00326dac"/>
    </style:style>
    <style:style style:name="T50" style:family="text">
      <style:text-properties officeooo:rsid="00327281"/>
    </style:style>
    <style:style style:name="T51" style:family="text">
      <style:text-properties officeooo:rsid="003a7df6"/>
    </style:style>
    <style:style style:name="T52" style:family="text">
      <style:text-properties officeooo:rsid="003c0ebe"/>
    </style:style>
    <style:style style:name="T53" style:family="text">
      <style:text-properties officeooo:rsid="003c34a7"/>
    </style:style>
    <style:style style:name="T54" style:family="text">
      <style:text-properties officeooo:rsid="003db7ec"/>
    </style:style>
    <style:style style:name="T55" style:family="text">
      <style:text-properties officeooo:rsid="003ecf56"/>
    </style:style>
    <style:style style:name="T56" style:family="text">
      <style:text-properties fo:font-style="normal" fo:font-weight="normal" officeooo:rsid="00401796" style:font-style-asian="normal" style:font-weight-asian="normal" style:font-style-complex="normal" style:font-weight-complex="normal"/>
    </style:style>
    <style:style style:name="T57" style:family="text">
      <style:text-properties officeooo:rsid="00401796"/>
    </style:style>
    <style:style style:name="T58" style:family="text">
      <style:text-properties fo:language="pl" fo:country="PL" officeooo:rsid="00505929"/>
    </style:style>
    <style:style style:name="T59" style:family="text">
      <style:text-properties officeooo:rsid="0042a0db"/>
    </style:style>
    <style:style style:name="T60" style:family="text">
      <style:text-properties officeooo:rsid="00458624"/>
    </style:style>
    <style:style style:name="T61" style:family="text">
      <style:text-properties officeooo:rsid="0046f159"/>
    </style:style>
    <style:style style:name="T62" style:family="text">
      <style:text-properties officeooo:rsid="00471c9d"/>
    </style:style>
    <style:style style:name="T63" style:family="text">
      <style:text-properties officeooo:rsid="004ae630"/>
    </style:style>
    <style:style style:name="T64" style:family="text">
      <style:text-properties officeooo:rsid="004b2ee7"/>
    </style:style>
    <style:style style:name="T65" style:family="text">
      <style:text-properties officeooo:rsid="004b7357"/>
    </style:style>
    <style:style style:name="T66" style:family="text">
      <style:text-properties officeooo:rsid="004c656d"/>
    </style:style>
    <style:style style:name="T67" style:family="text">
      <style:text-properties officeooo:rsid="004db142"/>
    </style:style>
    <style:style style:name="T68" style:family="text">
      <style:text-properties officeooo:rsid="004f19e6"/>
    </style:style>
    <style:style style:name="T69" style:family="text">
      <style:text-properties officeooo:rsid="004ff35f"/>
    </style:style>
    <style:style style:name="T70" style:family="text">
      <style:text-properties officeooo:rsid="00505929"/>
    </style:style>
    <style:style style:name="T71" style:family="text">
      <style:text-properties officeooo:rsid="005116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808080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Default_20_Paragraph_20_Font">"Aplikacja wspomagająca szybkie uczenie się oraz zapamiętywanie informacji w oparciu o technikę Mind Mappingu" </text:span></text:h>
      <text:h text:style-name="P24" text:outline-level="2"><text:span text:style-name="Default_20_Paragraph_20_Font">1. Wstęp </text:span></text:h>
      <text:list xml:id="list1203838714" text:style-name="L1">
        <text:list-item>
          <text:list>
            <text:list-item>
              <text:p text:style-name="P22"><text:span text:style-name="Default_20_Paragraph_20_Font"><text:span text:style-name="T15">Opis problemu i koncepcja jego rozwiązania</text:span></text:span></text:p>
            </text:list-item>
          </text:list>
        </text:list-item>
      </text:list>
      <text:p text:style-name="P2"><text:span text:style-name="Default_20_Paragraph_20_Font"><text:span text:style-name="T2">Żyjemy w czasach, gdzie komputery stały się łatwo dostępnym i używanym na co dzień narzędziem pracy czy rozrywki. Wykorzystuje się je do </text:span></text:span><text:span text:style-name="Default_20_Paragraph_20_Font"><text:span text:style-name="T3">rozrywki, </text:span></text:span><text:span text:style-name="Default_20_Paragraph_20_Font"><text:span text:style-name="T2">wzajemnej komunikacji, pogłębiania zainteresowań, a także do nauki. Internet stał się nieograniczonym źródłem </text:span></text:span><text:span text:style-name="Default_20_Paragraph_20_Font"><text:span text:style-name="T25">informacji, w którym niekiedy trudno się odnaleźć. Spowodowane jest to ogromną ilością dostępnych danych, przez co ich przyswajanie, czyli nauka staje się problematyczna.</text:span></text:span><text:span text:style-name="Default_20_Paragraph_20_Font"><text:span text:style-name="T29"><text:line-break/></text:span></text:span><text:span text:style-name="Default_20_Paragraph_20_Font"><text:span text:style-name="T30">Najpopularniejszą metodą <text:s/></text:span></text:span><text:span text:style-name="Default_20_Paragraph_20_Font"><text:span text:style-name="T26">uczenia się jest </text:span></text:span><text:span text:style-name="Default_20_Paragraph_20_Font"><text:span text:style-name="T27">notowanie </text:span></text:span><text:span text:style-name="Default_20_Paragraph_20_Font"><text:span text:style-name="T26">mówionego słowa, a następnie powtarzanie przez wielokrotne czytanie. Jednakże nie jest to technika efektywna dla wszystkich. Dlatego alternatywą może być korzystanie </text:span></text:span><text:span text:style-name="Default_20_Paragraph_20_Font"><text:span text:style-name="T28">Mind Mappingu.</text:span></text:span><text:span text:style-name="Default_20_Paragraph_20_Font"><text:span text:style-name="T26"> Który pozwala na zapamiętanie większej ilości informacji w krótszym czasie, sprawia, że robienie notatek jest mniej uciążliwe, a system powtórek pozwala na zapamiętanie informacji o dowolnej złożoności długofalowo.</text:span></text:span><text:span text:style-name="Default_20_Paragraph_20_Font"><text:span text:style-name="T31"> </text:span></text:span></text:p>
      <text:list xml:id="list2182143584" text:continue-numbering="true" text:style-name="L1">
        <text:list-item>
          <text:list>
            <text:list-item>
              <text:p text:style-name="P23"><text:span text:style-name="Default_20_Paragraph_20_Font"><text:span text:style-name="T16">Cel i zakres pracy</text:span></text:span></text:p>
            </text:list-item>
          </text:list>
        </text:list-item>
      </text:list>
      <text:p text:style-name="P9"><text:span text:style-name="Default_20_Paragraph_20_Font"><text:span text:style-name="T16">Celem niniejszej pracy jest opracowanie aplikacji umożliwiającej wspomaganie procesu uczenia się, przy wykorzystaniu </text:span></text:span><text:span text:style-name="Default_20_Paragraph_20_Font"><text:span text:style-name="T17">metod </text:span></text:span><text:span text:style-name="Default_20_Paragraph_20_Font"><text:span text:style-name="T16">efektywnej nauki. Program ten będzie oparty o </text:span></text:span><text:span text:style-name="Default_20_Paragraph_20_Font"><text:span text:style-name="T20">tworzenie map pamięci</text:span></text:span><text:span text:style-name="Default_20_Paragraph_20_Font"><text:span text:style-name="T16">, </text:span></text:span><text:span text:style-name="Default_20_Paragraph_20_Font"><text:span text:style-name="T18">system powtórek </text:span></text:span><text:span text:style-name="Default_20_Paragraph_20_Font"><text:span text:style-name="T19">oraz funkcjonalność szybkiego tworzenia </text:span></text:span><text:span text:style-name="Default_20_Paragraph_20_Font"><text:span text:style-name="T20">ww. Map prosto z przeglądarki internetowej</text:span></text:span><text:span text:style-name="Default_20_Paragraph_20_Font"><text:span text:style-name="T16">. Zostanie również przeprowadzona analiza ergonomii interfejsu użytkownika programu oraz objaśnienie działania tej techniki.</text:span></text:span></text:p>
      <text:p text:style-name="P9"><text:span text:style-name="Default_20_Paragraph_20_Font"><text:span text:style-name="T16"/></text:span></text:p>
      <text:list xml:id="list1955004410" text:continue-numbering="true" text:style-name="L1">
        <text:list-item>
          <text:list>
            <text:list-item>
              <text:p text:style-name="P23"><text:span text:style-name="Default_20_Paragraph_20_Font"><text:span text:style-name="T16">Omówienie pracy</text:span></text:span></text:p>
            </text:list-item>
          </text:list>
        </text:list-item>
      </text:list>
      <text:p text:style-name="P10"><text:span text:style-name="Default_20_Paragraph_20_Font"><text:span text:style-name="T16">Praca została podzielona na dwie części - teoretyczną i praktyczną. </text:span></text:span></text:p>
      <text:p text:style-name="P11"><text:span text:style-name="Default_20_Paragraph_20_Font"><text:span text:style-name="T7">Część teoretyczną obejmują rozdziały 2-4, gdzie zostaje wprowadzone pojęcie Mind Mappingu, omówienie procesów pozwawczych towarzyszących nauce oraz wprowadzeniu do ergonomii interfesów użytkownika </text:span></text:span><text:span text:style-name="Default_20_Paragraph_20_Font"><text:span text:style-name="T5"><text:s/></text:span></text:span><text:span text:style-name="Default_20_Paragraph_20_Font"><text:span text:style-name="T7">wraz z analizą istniejących aplikacji wspomagających tworzenie map pamięci.</text:span></text:span></text:p>
      <text:p text:style-name="P11"><text:span text:style-name="Default_20_Paragraph_20_Font"><text:span text:style-name="T21">Część praktyczna </text:span></text:span><text:span text:style-name="Default_20_Paragraph_20_Font">z kolei zawiera wszelkie informacje na temat </text:span><text:span text:style-name="Default_20_Paragraph_20_Font"><text:span text:style-name="T32">samej aplikacji</text:span></text:span><text:span text:style-name="Default_20_Paragraph_20_Font">: rozdział </text:span><text:span text:style-name="Default_20_Paragraph_20_Font"><text:span text:style-name="T33">5 opisuje główną ideę aplikacji wraz ze wstępną konstrukcją, </text:span></text:span><text:span text:style-name="Default_20_Paragraph_20_Font"><text:span text:style-name="T34">rozdział 6 </text:span></text:span><text:span text:style-name="Default_20_Paragraph_20_Font">technologie </text:span><text:span text:style-name="Default_20_Paragraph_20_Font"><text:span text:style-name="T34">i narzędzia </text:span></text:span><text:span text:style-name="Default_20_Paragraph_20_Font">użyte do stworzenia programu. </text:span><text:span text:style-name="Default_20_Paragraph_20_Font"><text:span text:style-name="T35">8 rozdział definiuje szczegółowo wymagania funkcjonalne aplikacji, a 8 i </text:span></text:span><text:span text:style-name="Default_20_Paragraph_20_Font"><text:s/>9 zawiera opis implementacji i </text:span><text:span text:style-name="Default_20_Paragraph_20_Font"><text:span text:style-name="T35">architekturę </text:span></text:span><text:span text:style-name="Default_20_Paragraph_20_Font">programu. </text:span><text:span text:style-name="Default_20_Paragraph_20_Font"><text:span text:style-name="T35">Pracę kończy rozdział 10 skupiając się na analizie interfesju użytkownika oraz </text:span></text:span><text:span text:style-name="Default_20_Paragraph_20_Font"><text:span text:style-name="T36">krótkiej instrukcji użytkowania aplikacji.</text:span></text:span></text:p>
      <text:h text:style-name="P28" text:outline-level="2"><text:span text:style-name="Default_20_Paragraph_20_Font"><text:span text:style-name="T38">2. Procesy poznawcze towarzyszące nauce</text:span></text:span></text:h>
      <text:h text:style-name="P25" text:outline-level="2"><text:span text:style-name="Default_20_Paragraph_20_Font"><text:span text:style-name="T43">2.1 Uwagi wstępne</text:span></text:span></text:h>
      <text:h text:style-name="P18" text:outline-level="2"><text:span text:style-name="Default_20_Paragraph_20_Font"><text:span text:style-name="T41">By dobrze zrozumieć </text:span></text:span><text:span text:style-name="Default_20_Paragraph_20_Font"><text:span text:style-name="T42">rzeczy związane z </text:span></text:span><text:span text:style-name="Default_20_Paragraph_20_Font"><text:span text:style-name="T44">mapami pamięci oraz efektywnym uczeniem się i zapamiętaniem </text:span></text:span><text:span text:style-name="Default_20_Paragraph_20_Font"><text:span text:style-name="T45">potrzebne jest parę słów wstępu na temat procesów poznawczych. </text:span></text:span><text:span text:style-name="Default_20_Paragraph_20_Font"><text:span text:style-name="T46">Ten rodział jest podzielony na cztery podrozdziały które </text:span></text:span><text:span text:style-name="Default_20_Paragraph_20_Font"><text:span text:style-name="T47">opisują poszczególne fazy związane z uczeniem się, </text:span></text:span><text:span text:style-name="Default_20_Paragraph_20_Font"><text:span text:style-name="T51">uszeregowane według kolejności występowania podczas </text:span></text:span><text:span text:style-name="Default_20_Paragraph_20_Font"><text:span text:style-name="T52">uczenia się</text:span></text:span><text:span text:style-name="Default_20_Paragraph_20_Font"><text:span text:style-name="T51">. </text:span></text:span></text:h>
      <text:h text:style-name="P26" text:outline-level="2"><text:span text:style-name="Default_20_Paragraph_20_Font"><text:span text:style-name="T39">2.</text:span></text:span><text:span text:style-name="Default_20_Paragraph_20_Font"><text:span text:style-name="T43">2</text:span></text:span><text:span text:style-name="Default_20_Paragraph_20_Font"><text:span text:style-name="T39"> Skupianie uwagi</text:span></text:span></text:h>
      <text:h text:style-name="P19" text:outline-level="2"><text:span text:style-name="Default_20_Paragraph_20_Font"><text:span text:style-name="T48">Skupianie uwagi jest pierwszym elementem towarzyszącym uczeniu się. Jest bardzo ważny, gdyż bez koncentracji nie można się uczyć. </text:span></text:span><text:span text:style-name="Default_20_Paragraph_20_Font"><text:span text:style-name="T53">By przybliżyć ten proces poznawczy, należy przytoczyć dwie definicje.</text:span></text:span></text:h>
      <text:h text:style-name="P20" text:outline-level="2"><text:span text:style-name="Default_20_Paragraph_20_Font"><text:span text:style-name="T53">Uwaga [cytat ]</text:span></text:span></text:h>
      <text:h text:style-name="P20" text:outline-level="2"><text:span text:style-name="Default_20_Paragraph_20_Font"><text:span text:style-name="T53">Świadomość [cytat]</text:span></text:span></text:h>
      <text:h text:style-name="P21" text:outline-level="2"><text:span text:style-name="Default_20_Paragraph_20_Font"><text:span text:style-name="T55"/></text:span></text:h>
      <text:h text:style-name="P21" text:outline-level="2"><text:span text:style-name="Default_20_Paragraph_20_Font"><text:span text:style-name="T55">Selektywność</text:span></text:span></text:h>
      <text:h text:style-name="P21" text:outline-level="2"><text:span text:style-name="Default_20_Paragraph_20_Font"><text:span text:style-name="T55"/></text:span></text:h>
      <text:h text:style-name="P20" text:outline-level="2"><text:span text:style-name="Default_20_Paragraph_20_Font"><text:span text:style-name="T53">Przeszukiwanie pola percepcyjnego jest czynnością którą ciągle wykonuje świadomość w celu wyselekcjonowania rzeczy </text:span></text:span><text:span text:style-name="Default_20_Paragraph_20_Font"><text:span text:style-name="T54">istotnych w danym momencie. </text:span></text:span><text:span text:style-name="Default_20_Paragraph_20_Font"><text:span text:style-name="T55">[definicja]</text:span></text:span></text:h>
      <text:h text:style-name="P20" text:outline-level="2"><text:span text:style-name="Default_20_Paragraph_20_Font"><text:span text:style-name="T55"/></text:span></text:h>
      <text:h text:style-name="P21" text:outline-level="2"><text:span text:style-name="Default_20_Paragraph_20_Font"><text:span text:style-name="T55">Przedłużona koncentracja</text:span></text:span></text:h>
      <text:h text:style-name="P21" text:outline-level="2"><text:span text:style-name="Default_20_Paragraph_20_Font"><text:span text:style-name="T55"/></text:span></text:h>
      <text:h text:style-name="P21" text:outline-level="2"><text:span text:style-name="Default_20_Paragraph_20_Font"><text:span text:style-name="T55">Podzielność uwagi</text:span></text:span></text:h>
      <text:h text:style-name="P21" text:outline-level="2"><text:span text:style-name="Default_20_Paragraph_20_Font"><text:span text:style-name="T55"/></text:span></text:h>
      <text:h text:style-name="P21" text:outline-level="2"><text:span text:style-name="Default_20_Paragraph_20_Font"><text:span text:style-name="T55">Przerzutność</text:span></text:span></text:h>
      <text:h text:style-name="P21" text:outline-level="2"><text:span text:style-name="Default_20_Paragraph_20_Font"><text:span text:style-name="T55"/></text:span></text:h>
      <text:h text:style-name="P26" text:outline-level="2"><text:span text:style-name="Default_20_Paragraph_20_Font"><text:span text:style-name="T39">2.</text:span></text:span><text:span text:style-name="Default_20_Paragraph_20_Font"><text:span text:style-name="T43">3</text:span></text:span><text:span text:style-name="Default_20_Paragraph_20_Font"><text:span text:style-name="T39"> Odbieranie </text:span></text:span><text:span text:style-name="Default_20_Paragraph_20_Font"><text:span text:style-name="T40">i analizowanie informacji</text:span></text:span></text:h>
      <text:p text:style-name="P15"><text:span text:style-name="Default_20_Paragraph_20_Font"><text:span text:style-name="T56">Percepcja [definicja]</text:span></text:span></text:p>
      <text:p text:style-name="P15"><text:span text:style-name="Default_20_Paragraph_20_Font"><text:span text:style-name="T56">Percepcja → bodziec → wrażenie → spostrzeżenie</text:span></text:span></text:p>
      <text:h text:style-name="P26" text:outline-level="2"><text:span text:style-name="Default_20_Paragraph_20_Font"><text:span text:style-name="T39">2.</text:span></text:span><text:span text:style-name="Default_20_Paragraph_20_Font"><text:span text:style-name="T43">4</text:span></text:span><text:span text:style-name="Default_20_Paragraph_20_Font"><text:span text:style-name="T39"> Zapamiętywanie informacji</text:span></text:span></text:h>
      <text:p text:style-name="P15"><text:span text:style-name="Default_20_Paragraph_20_Font"><text:span text:style-name="T57">Pamięć [definicja]</text:span></text:span></text:p>
      <text:p text:style-name="P15"><text:span text:style-name="Default_20_Paragraph_20_Font"><text:span text:style-name="T57">Rodzaje pamięci → sposoby kategoryzowania</text:span></text:span></text:p>
      <text:p text:style-name="P15"><text:span text:style-name="Default_20_Paragraph_20_Font"><text:span text:style-name="T57"/></text:span></text:p>
      <text:p text:style-name="P15"><text:span text:style-name="Default_20_Paragraph_20_Font"><text:span text:style-name="T57">Dla potrzeby tej pracy posłużę się podziałem pamięci ze względu na czas, gdyż jest on najbardziej istotny dla procesów towarzyszących nauce.</text:span></text:span></text:p>
      <text:p text:style-name="P17"><text:span text:style-name="Default_20_Paragraph_20_Font"><text:span text:style-name="T60">Sensoryczne → krótkotrwałe → długotrwałe</text:span></text:span></text:p>
      <text:p text:style-name="P16"><text:span text:style-name="Default_20_Paragraph_20_Font"><text:span text:style-name="T59"/></text:span></text:p>
      <text:p text:style-name="P15"><text:span text:style-name="Default_20_Paragraph_20_Font"><text:span text:style-name="T57"/></text:span></text:p>
      <text:h text:style-name="P26" text:outline-level="2"><text:span text:style-name="Default_20_Paragraph_20_Font"><text:span text:style-name="T39">2.</text:span></text:span><text:span text:style-name="Default_20_Paragraph_20_Font"><text:span text:style-name="T43">5</text:span></text:span><text:span text:style-name="Default_20_Paragraph_20_Font"><text:span text:style-name="T39"> Odtwarzania informacji</text:span></text:span></text:h>
      <text:h text:style-name="P27" text:outline-level="2"><text:span text:style-name="Default_20_Paragraph_20_Font"><text:span text:style-name="T37">3</text:span></text:span><text:span text:style-name="Default_20_Paragraph_20_Font">. Mind mapping </text:span></text:h>
      <text:p text:style-name="P3"><text:span text:style-name="Default_20_Paragraph_20_Font"><text:span text:style-name="T9">3</text:span></text:span><text:span text:style-name="Default_20_Paragraph_20_Font"><text:span text:style-name="T8">.1 Wprowadzenie do techniki mind mappingu</text:span></text:span><text:span text:style-name="Default_20_Paragraph_20_Font"><text:line-break/>Obrazkowe metody utrwalania wiedzy i modelowania systemów były używane od wieków w nauczaniu, burzy mózgów, wizualnym myśleniu i rozwiązywaniu problemów przez inżynierów, nauczycieli, psychologów i innych. Jeden z pierwszych przykładów takich graficznych zapisów został stworzony przez Porfiriusza, greckiego myśliciela żyjącego w III wieku n.e. Pierwszym krokiem standaryzacji tego rodzaju organizacji wiedzy były Sieci semantyczne. Są to  sieci reprezentujące semantyczne relacje pomiędzy koncepcjami </text:span><text:span text:style-name="Default_20_Paragraph_20_Font"><text:span text:style-name="T8">(rysunek sieci semantycznych)</text:span></text:span><text:span text:style-name="Default_20_Paragraph_20_Font">. Zostało opracowane przez Richarda H. Richensa w celu opracowania meta-języku dla translacji maszynowej na języki naturalne.<text:line-break/><text:line-break/>Mind mapping został opracowany przez dwóch brytyjskich naukowców, Tony'ego oraz Barry'ego Buzana w latach 60-tych XX wieku. Służy do reprezentowania słów, idei, zadań i innych elementów połączonych i ułożonych dookoła centralnego słowa-klucza lub idei. Mapy pamięci są wykorzystywane do wizualizowania, strukturyzacji, rozwiązywania problemów, podejmowania decyzji oraz pisania. Poprzed reprezentowanie idei w graficzny, promieniowy i nie-liniowy sposób, mapy pamięci są często wykorzystywane podczas  "burzy mózgów" z jako sposób reprezentacji planów i organizacji zadań. Metoda ta stała się bardzo popularna i jest wykorzystywana przez miliony ludzi na całym świecie.<text:line-break/><text:line-break/><text:line-break/></text:span><text:span text:style-name="Default_20_Paragraph_20_Font"><text:span text:style-name="T37">3</text:span></text:span><text:span text:style-name="Default_20_Paragraph_20_Font"><text:span text:style-name="T8">.2 Nauka a ludzki mózg</text:span></text:span><text:span text:style-name="Default_20_Paragraph_20_Font"><text:line-break/></text:span><text:span text:style-name="Default_20_Paragraph_20_Font"><text:span text:style-name="T8">(rysunek z półkulami)</text:span></text:span><text:span text:style-name="Default_20_Paragraph_20_Font"><text:line-break/>Mózg ludzki składa się z dwóch półkul, które są odpowiedzialne za róże procesy myślowe. Lewa półkula zajmuje się analizą słowa, logiką, liczbami, hierarchią, linearnością, analizą i zbiorami. Natomiast prawa półkula za rytm, świadomość przestrzeni, obraz całości, wyobraźnię, marzenia, postrzeganie kolorów i rozmiarów. Podczas procesu uczenia się z wykorzystaniem notatek linearnych wykorzystuje się głównie lewą półkulę. Najczęściej spotykanymi sposobami notowania są: </text:span></text:p>
      <text:list xml:id="list1854328900" text:style-name="LS1">
        <text:list-item>
          <text:p text:style-name="P32"><text:span text:style-name="Default_20_Paragraph_20_Font">Notatki w formie narracyjnej - spisywanie treści komunikatu w formie ciągu zdań</text:span><text:span text:style-name="Default_20_Paragraph_20_Font"> </text:span></text:p>
        </text:list-item>
        <text:list-item>
          <text:p text:style-name="P32"><text:span text:style-name="Default_20_Paragraph_20_Font">Notatki w formie listy myśli w kolejności pojawienia się</text:span><text:span text:style-name="Default_20_Paragraph_20_Font"> </text:span></text:p>
        </text:list-item>
        <text:list-item>
          <text:p text:style-name="P34"><text:span text:style-name="Default_20_Paragraph_20_Font">Notatki w formie hierarchicznej - uporządkowanie wiedzy w strukturę, oznaczoną literami lub liczbami</text:span><text:span text:style-name="Default_20_Paragraph_20_Font"> </text:span></text:p>
        </text:list-item>
      </text:list>
      <text:p text:style-name="P1"><text:span text:style-name="Default_20_Paragraph_20_Font">Ten rodzaj notatek pobudza mózg za pomocą analizy: słów, liczb, koleności, linii, zbiorów i logiki. Analizą tych elementów zajmuje się głównie lewa półkula. By się efektywnie uczyć, należy uruchomić obie półkule do działania. Elementami które można również wykorzystać podczas tworzenia notatek są: rytym wizualny, schemat, kolor, obraz, wizualizacja, wymiar, zmysł przestrzeni i skojarzenia. Są to rzeczy które również uczestniczą w procesie myślenia, zapamiętywania i  przypominania, dlatego warto wykorzystać je również podczas tworzenia notatek.</text:span><text:span text:style-name="Default_20_Paragraph_20_Font"><text:line-break/></text:span><text:span text:style-name="Default_20_Paragraph_20_Font">Jedną z metod pobudzenia wszystkich obszarów mózgu jest technika tworzenia map pamięci. Przykład takiej mapy znajduje się na Rys. 2.</text:span><text:span text:style-name="Default_20_Paragraph_20_Font"><text:line-break/></text:span><text:span text:style-name="Default_20_Paragraph_20_Font"><text:span text:style-name="T8">(rysunek z mapą pamięci)</text:span></text:span><text:span text:style-name="Default_20_Paragraph_20_Font"><text:line-break/></text:span><text:span text:style-name="Default_20_Paragraph_20_Font">Tony Buzan skonstruował 4 podstawowe zasady potrzebne przy tworzeniu mapy pamięci [BUZAN1]: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a) Temat mapy symbolizuje centralny rysunek</text:span><text:span text:style-name="Default_20_Paragraph_20_Font"><text:line-break/></text:span><text:span text:style-name="Default_20_Paragraph_20_Font">b) Główne zagadnienia w postaci gałęzi wybiegają promieniście z centralnego rysunku</text:span><text:span text:style-name="Default_20_Paragraph_20_Font"><text:line-break/></text:span><text:span text:style-name="Default_20_Paragraph_20_Font">c) Gałęzie zawierają kluczowy rysunek lub słowo (wypisane dużymi literami nad odpowiednią linią). Zagadnienia poboczne lub mniej ważne reprezentowane są jako gałęzie podporządkowane gałęziom wyższego rzędu</text:span><text:span text:style-name="Default_20_Paragraph_20_Font"><text:line-break/></text:span><text:span text:style-name="Default_20_Paragraph_20_Font">d) Gałęzie tworzą sieć węzłów.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Ważne jest również, by wzbogacać je o kolory, rysunki oraz własne skróty myślowe, gdyż dzięki temu pobudzana jest kreatywność i łatwiej sobie przypomnieć wiedzę zgromadzoną na mapie pamięci.</text:span><text:span text:style-name="Default_20_Paragraph_20_Font"> </text:span></text:p>
      <text:p text:style-name="P4"><text:span text:style-name="Default_20_Paragraph_20_Font">       </text:span><text:span text:style-name="Default_20_Paragraph_20_Font"> </text:span></text:p>
      <text:list xml:id="list1116431795" text:style-name="L2">
        <text:list-item>
          <text:p text:style-name="P30"><text:span text:style-name="Default_20_Paragraph_20_Font"><text:span text:style-name="T8">Przegląd popularnych programów do Mind mappingu</text:span></text:span></text:p>
        </text:list-item>
      </text:list>
      <text:list xml:id="list1649382924" text:style-name="L3">
        <text:list-item>
          <text:list>
            <text:list-item>
              <text:p text:style-name="P31"><text:span text:style-name="Default_20_Paragraph_20_Font"><text:span text:style-name="T8">Uwagi wstępne</text:span></text:span></text:p>
            </text:list-item>
          </text:list>
        </text:list-item>
      </text:list>
      <text:p text:style-name="P13"><text:span text:style-name="Default_20_Paragraph_20_Font">Na rynku komputerowym istnieje parę programów do tworzenia map pamięci. Najczęściej są one prostym edytorem graficznym grafiki wektorowej który pozwala na łączenie ze sobą informacji w sposób zgodny z zasadami tworzenia map pamięci. Podstawowe funkcje obejmują kolorowanie węzłów,  dodawanie obrazków, drukowanie<text:line-break/>Na rysunku 3 przedstawiono wygląd popularnej aplikacji XMind.<text:line-break/><text:line-break/><text:line-break/></text:span><text:span text:style-name="Default_20_Paragraph_20_Font"><text:span text:style-name="T8">2.3.1 Xmind</text:span></text:span><text:span text:style-name="Default_20_Paragraph_20_Font"><text:line-break/></text:span><text:span text:style-name="Default_20_Paragraph_20_Font"><text:span text:style-name="T8">(zrzut ekranu XMind-a)</text:span></text:span><text:span text:style-name="Default_20_Paragraph_20_Font"><text:line-break/>Xmind jest programem Open Source stworzonym za pomocą języka Java oraz Eclipse Rich Client Platform i Eclipse Graphical Editing Framework. Użycie bibliotek Eclipse pozwoliło na </text:span><text:span text:style-name="Default_20_Paragraph_20_Font"><text:span text:style-name="T62">stworzenie interfejsu który jest [znany przez ludzi, nie muszą się uczyć]</text:span></text:span><text:span text:style-name="Default_20_Paragraph_20_Font">. Aplikacja jest rozwijana od 2007 roku, a od końca 2008 roku jest dostępna na licencji LGPL.<text:line-break/>Jego funkcjonalność pozwala na: </text:span></text:p>
      <text:list xml:id="list599472744" text:style-name="LS2">
        <text:list-item>
          <text:p text:style-name="P33"><text:span text:style-name="Default_20_Paragraph_20_Font">tworzenie map o różnej strukturze (diagramy drzewa, Ishkawy , wykresy organizacyjne czy arkusze kalkulacyjne) </text:span></text:p>
        </text:list-item>
        <text:list-item>
          <text:p text:style-name="P33"><text:span text:style-name="Default_20_Paragraph_20_Font">tworzenie węzłów o dowolnym poziomie zagnieżdżenia</text:span><text:span text:style-name="Default_20_Paragraph_20_Font"> </text:span></text:p>
        </text:list-item>
        <text:list-item>
          <text:p text:style-name="P33"><text:span text:style-name="Default_20_Paragraph_20_Font">użycie zdefiniowanych stylów kolorowania węzłów mapy pamięci </text:span></text:p>
        </text:list-item>
        <text:list-item>
          <text:p text:style-name="P33"><text:span text:style-name="Default_20_Paragraph_20_Font">dodawanie notatek w dowolnym miejscu struktury mapy </text:span></text:p>
        </text:list-item>
        <text:list-item>
          <text:p text:style-name="P33"><text:span text:style-name="Default_20_Paragraph_20_Font">Zagnieżdżanie map  wewnątrz innych (w ramach jednego dokumentu) </text:span></text:p>
        </text:list-item>
        <text:list-item>
          <text:p text:style-name="P35"><text:span text:style-name="Default_20_Paragraph_20_Font">Publikowanie map pamięci w na stronach internetowych</text:span></text:p>
        </text:list-item>
      </text:list>
      <text:p text:style-name="P7"><text:span text:style-name="Default_20_Paragraph_20_Font"><text:span text:style-name="T61">[zrzut ekranu programu]</text:span></text:span><text:span text:style-name="Default_20_Paragraph_20_Font"><text:line-break/><text:line-break/><text:line-break/></text:span><text:span text:style-name="Default_20_Paragraph_20_Font"><text:span text:style-name="T8">2.3.2 FreeMind</text:span></text:span><text:span text:style-name="Default_20_Paragraph_20_Font"><text:line-break/>(zrzut ekranu FreeMind'a)<text:line-break/>    FreeMind</text:span></text:p>
      <text:p text:style-name="P7"><text:span text:style-name="Default_20_Paragraph_20_Font"/></text:p>
      <text:p text:style-name="P14"><text:span text:style-name="Default_20_Paragraph_20_Font"><text:span text:style-name="T8">2.3.</text:span></text:span><text:span text:style-name="Default_20_Paragraph_20_Font"><text:span text:style-name="T11">3</text:span></text:span><text:span text:style-name="Default_20_Paragraph_20_Font"><text:span text:style-name="T8"> </text:span></text:span><text:span text:style-name="Default_20_Paragraph_20_Font"><text:span text:style-name="T11">Buzan's iMindMap</text:span></text:span></text:p>
      <text:p text:style-name="P14"><text:span text:style-name="Default_20_Paragraph_20_Font"/></text:p>
      <text:p text:style-name="P44"><text:span text:style-name="Default_20_Paragraph_20_Font">    Buzan's iMindMap<text:line-break/><text:line-break/></text:span></text:p>
      <text:list xml:id="list1028599009" text:style-name="L9">
        <text:list-item>
          <text:p text:style-name="P45"><text:span text:style-name="Default_20_Paragraph_20_Font"><text:span text:style-name="T68">Idea konstrukcji programu</text:span></text:span></text:p>
        </text:list-item>
      </text:list>
      <text:p text:style-name="P44"><text:span text:style-name="Default_20_Paragraph_20_Font"><text:span text:style-name="T69"/></text:span></text:p>
      <text:list xml:id="list809579295" text:continue-numbering="true" text:style-name="L9">
        <text:list-header>
          <text:p text:style-name="P45"><text:span text:style-name="Default_20_Paragraph_20_Font"><text:span text:style-name="T68"/></text:span></text:p>
          <text:p text:style-name="P45"><text:span text:style-name="Default_20_Paragraph_20_Font"><text:span text:style-name="T68">5.1 Lista funkcjonalności</text:span></text:span></text:p>
        </text:list-header>
      </text:list>
      <text:list xml:id="list45146133" text:style-name="L10">
        <text:list-item>
          <text:p text:style-name="P46"><text:span text:style-name="Default_20_Paragraph_20_Font"><text:span text:style-name="T69">tworzenie map pamięci</text:span></text:span></text:p>
        </text:list-item>
        <text:list-item>
          <text:p text:style-name="P46"><text:span text:style-name="Default_20_Paragraph_20_Font"><text:span text:style-name="T69">zapisywanie, odczytywanie map pamięci</text:span></text:span></text:p>
        </text:list-item>
        <text:list-item>
          <text:p text:style-name="P46"><text:span text:style-name="Default_20_Paragraph_20_Font"><text:span text:style-name="T69">drukowanie map pamięci</text:span></text:span></text:p>
        </text:list-item>
        <text:list-item>
          <text:p text:style-name="P47"><text:span text:style-name="Default_20_Paragraph_20_Font"><text:span text:style-name="T70">przypominanie o powtarzaniu materiału</text:span></text:span></text:p>
        </text:list-item>
        <text:list-item>
          <text:p text:style-name="P48"><text:span text:style-name="Default_20_Paragraph_20_Font"><text:span text:style-name="T71">integracja z przeglądarką internetową</text:span></text:span></text:p>
        </text:list-item>
        <text:list-item>
          <text:p text:style-name="P47"><text:span text:style-name="Default_20_Paragraph_20_Font"><text:span text:style-name="T70"/></text:span></text:p>
        </text:list-item>
      </text:list>
      <text:p text:style-name="P44"><text:span text:style-name="Default_20_Paragraph_20_Font"><text:span text:style-name="T68"/></text:span></text:p>
      <text:list xml:id="list805759864" text:continue-list="list809579295" text:style-name="L9">
        <text:list-header>
          <text:p text:style-name="P45"><text:span text:style-name="Default_20_Paragraph_20_Font"><text:span text:style-name="T68">5.2 </text:span></text:span></text:p>
        </text:list-header>
      </text:list>
      <text:p text:style-name="P44"><text:span text:style-name="Default_20_Paragraph_20_Font"><text:line-break/><text:line-break/>REJECTED<text:line-break/>[Jak uczy się człowiek]<text:line-break/>    Najłatwiej zapadają w pamięć:<text:line-break/>        informacje przyswojone na początku i końcu czasu nauki<text:line-break/>        pojęcia wywołujące skojarzenia i powtarzające się<text:line-break/>        elementy nie pasujące do pozostałych, wyjątkowe<text:line-break/>        informacje wzbudzające nasze zainteresowanie</text:span></text:p>
      <text:p text:style-name="P14"><text:span text:style-name="Default_20_Paragraph_20_Font"/></text:p>
      <text:p text:style-name="P14"><text:span text:style-name="Default_20_Paragraph_20_Font"/></text:p>
      <text:p text:style-name="P14"><text:span text:style-name="Default_20_Paragraph_20_Font"/></text:p>
      <text:list xml:id="list854339503" text:style-name="L4">
        <text:list-item>
          <text:p text:style-name="P36"><text:span text:style-name="Default_20_Paragraph_20_Font">Wykorzystane technologie i narzędzia</text:span></text:p>
        </text:list-item>
      </text:list>
      <text:list xml:id="list1807002288" text:style-name="L5">
        <text:list-item>
          <text:list>
            <text:list-item>
              <text:p text:style-name="P37"><text:span text:style-name="Default_20_Paragraph_20_Font">Technologie i języki programowania</text:span></text:p>
            </text:list-item>
          </text:list>
        </text:list-item>
      </text:list>
      <text:list xml:id="list1892987983" text:style-name="L6">
        <text:list-item>
          <text:list>
            <text:list-item>
              <text:list>
                <text:list-item>
                  <text:p text:style-name="P38"><text:span text:style-name="Default_20_Paragraph_20_Font">Python</text:span></text:p>
                </text:list-item>
              </text:list>
            </text:list-item>
          </text:list>
        </text:list-item>
      </text:list>
      <text:p text:style-name="P5"><text:span text:style-name="Default_20_Paragraph_20_Font">Python jest interpretowanym, interaktywnym, zorientowanym obiektowo językiem programowania. </text:span><text:span text:style-name="Default_20_Paragraph_20_Font"><text:span text:style-name="T49">Jego składnia jest bardzo charakterystyczna ze względu na umieszczanie wcięć w kodzie zamiast nawiasów, dzięki czemu kod staje się bardzo czytelny. Istnieją setki gotowych modułów do pythona która umożliwiają na użycie bibilotek napisanych w innych językach programowania. </text:span></text:span></text:p>
      <text:list xml:id="list1760091482" text:style-name="L7">
        <text:list-item>
          <text:list>
            <text:list-item>
              <text:list>
                <text:list-item>
                  <text:p text:style-name="P39"><text:span text:style-name="Default_20_Paragraph_20_Font">QT</text:span></text:p>
                  <text:p text:style-name="P40"><text:span text:style-name="Default_20_Paragraph_20_Font"><text:span text:style-name="T50">QT jest zbiorem bibliotek ogólnego zastosowania stworzonych przez firmę Trolltech, następnie przejętą przez firmę Nokia. </text:span></text:span></text:p>
                </text:list-item>
                <text:list-item>
                  <text:p text:style-name="P39"><text:span text:style-name="Default_20_Paragraph_20_Font">PyQt</text:span></text:p>
                  <text:p text:style-name="P40"><text:span text:style-name="Default_20_Paragraph_20_Font"><text:span text:style-name="T50">PyQt jest </text:span></text:span><text:span text:style-name="Default_20_Paragraph_20_Font"><text:span text:style-name="T10">dowiązaniem </text:span></text:span><text:span text:style-name="Default_20_Paragraph_20_Font"><text:span text:style-name="T22">stworzonym by używać bibliotek QT z językiem programowania Python. </text:span></text:span><text:span text:style-name="Default_20_Paragraph_20_Font"><text:span text:style-name="T23">Zostało stworzone poprzez narzędzie SIP, które tworzy automatycznie moduły Pythona z plików nagłówkowych bibliotek C++. </text:span></text:span><text:span text:style-name="Default_20_Paragraph_20_Font"><text:span text:style-name="T24">To narzędzie zostało stworzone na potrzeby stworzenia tego dowiązania, przez firmę Riverbank Computing. </text:span></text:span><text:span text:style-name="Default_20_Paragraph_20_Font"><text:span text:style-name="T23"><text:s/></text:span></text:span></text:p>
                </text:list-item>
                <text:list-item>
                  <text:p text:style-name="P39"><text:span text:style-name="Default_20_Paragraph_20_Font">XUL</text:span></text:p>
                  <text:p text:style-name="P41"><text:span text:style-name="Default_20_Paragraph_20_Font"><text:span text:style-name="T63">XUL jest językiem </text:span></text:span><text:span text:style-name="Default_20_Paragraph_20_Font"><text:span text:style-name="T64">opisujący interfejs użytkownika. Jest używany głównie przez aplikacje fundacji Mozilla, </text:span></text:span><text:span text:style-name="Default_20_Paragraph_20_Font"><text:span text:style-name="T65">Firefox i Thunderbird. </text:span></text:span><text:span text:style-name="Default_20_Paragraph_20_Font"><text:span text:style-name="T66">Służy również do tworzenia dodatków do tych programów</text:span></text:span></text:p>
                </text:list-item>
              </text:list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list xml:id="list2153481069" text:continue-list="list1807002288" text:style-name="L5">
        <text:list-item>
          <text:list>
            <text:list-item>
              <text:p text:style-name="P37"><text:span text:style-name="Default_20_Paragraph_20_Font">Narzędzia </text:span></text:p>
            </text:list-item>
          </text:list>
        </text:list-item>
      </text:list>
      <text:list xml:id="list160813122" text:style-name="L8">
        <text:list-item>
          <text:list>
            <text:list-item>
              <text:list>
                <text:list-item>
                  <text:p text:style-name="P42"><text:span text:style-name="Default_20_Paragraph_20_Font"><text:span text:style-name="T66">gVim</text:span></text:span></text:p>
                </text:list-item>
              </text:list>
            </text:list-item>
          </text:list>
        </text:list-item>
      </text:list>
      <text:p text:style-name="P6"><text:span text:style-name="Default_20_Paragraph_20_Font"><text:span text:style-name="T66"><text:tab/><text:tab/></text:span></text:span><text:span text:style-name="Default_20_Paragraph_20_Font"><text:span text:style-name="T67">gVim jest graficznym interfejsem na edytor Vim. Jest on jednym z bardziej rozbudowanych edytorów tekstu, łączącym cechy zwykłego edytora z uniwersalnym środowiskiem programistycznym. Główną cechą Vim'a jest używanie linii komend do wykonywania czynności edytorskich, możliwość skryptowania i [zapomniałem :D ]</text:span></text:span></text:p>
      <text:list xml:id="list125472015" text:continue-numbering="true" text:style-name="L8">
        <text:list-item>
          <text:list>
            <text:list-item>
              <text:list>
                <text:list-item>
                  <text:p text:style-name="P43"><text:span text:style-name="Default_20_Paragraph_20_Font"><text:span text:style-name="T67">Qt Designer</text:span></text:span></text:p>
                  <text:p text:style-name="P43"><text:span text:style-name="Default_20_Paragraph_20_Font"><text:span text:style-name="T67">Qt Designer jest aplikacją umożliwiającą na tworzenie interfesów użytkownika metodą WYSIWYG. Wyniki są zapisywane w specjalnie spreparowanym pliku XML który można następnie użyć w aplikacji jako gotowy interfejs.</text:span></text:span></text:p>
                </text:list-item>
              </text:list>
            </text:list-item>
          </text:list>
        </text:list-item>
      </text:list>
      <text:list xml:id="list1492638952" text:continue-list="list2153481069" text:style-name="L5">
        <text:list-item>
          <text:list>
            <text:list-item>
              <text:p text:style-name="P37"><text:span text:style-name="Default_20_Paragraph_20_Font"/></text:p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p text:style-name="P8"><text:span text:style-name="Default_20_Paragraph_20_Font"><text:line-break/></text:span><draw:rect text:anchor-type="as-char" svg:y="0cm" draw:z-index="0" draw:style-name="gr1" svg:width="15.241cm" svg:height="0.054cm"><text:p/></draw:rect></text:p>
      <text:p text:style-name="P1"><text:span text:style-name="Default_20_Paragraph_20_Font"><text:span text:style-name="T8">Bibliografia</text:span></text:span><text:span text:style-name="Default_20_Paragraph_20_Font"><text:line-break/></text:span><text:span text:style-name="Default_20_Paragraph_20_Font"><text:line-break/></text:span><text:span text:style-name="Default_20_Paragraph_20_Font">[BUZAN1] Buzan Tony, </text:span><text:span text:style-name="Default_20_Paragraph_20_Font"><text:span text:style-name="T12">Mapy twoich myśli</text:span></text:span><text:span text:style-name="Default_20_Paragraph_20_Font">, Ravi, Łódź 2003 </text:span></text:p>
      <text:p text:style-name="P4"><text:span text:style-name="Default_20_Paragraph_20_Font">[BUZAN2] Buzan Tony, </text:span><text:span text:style-name="Default_20_Paragraph_20_Font"><text:span text:style-name="T12">Pamięć na zawołanie</text:span></text:span><text:span text:style-name="Default_20_Paragraph_20_Font">, Ravi, Łódź 2003</text:span><text:span text:style-name="Default_20_Paragraph_20_Font"><text:line-break/></text:span><text:span text:style-name="Default_20_Paragraph_20_Font">[PSYCH] Nęcki Edward, Orzechowski Jarosław, Szymura Błażej, </text:span><text:span text:style-name="Default_20_Paragraph_20_Font"><text:span text:style-name="T12">Psychologia poznawcza</text:span></text:span><text:span text:style-name="Default_20_Paragraph_20_Font"><text:line-break/></text:span><text:span text:style-name="Default_20_Paragraph_20_Font"><text:span text:style-name="T4">[COGNI] Lawrence A. Hirschfeld, Susan A. Gelman, </text:span></text:span><text:span text:style-name="Default_20_Paragraph_20_Font"><text:span text:style-name="T12">Mapping the mind : domain specificity in cognition and culture</text:span></text:span><text:span text:style-name="Default_20_Paragraph_20_Font">, </text:span><text:span text:style-name="Default_20_Paragraph_20_Font"><text:span text:style-name="T4">Cambridge University Press,</text:span></text:span><text:span text:style-name="Default_20_Paragraph_20_Font"> </text:span><text:span text:style-name="Default_20_Paragraph_20_Font"><text:span text:style-name="T4">New York 1994</text:span></text:span><text:span text:style-name="Default_20_Paragraph_20_Font"> </text:span></text:p>
      <text:p text:style-name="P4"><text:span text:style-name="Default_20_Paragraph_20_Font"><text:span text:style-name="T4">[BRAIN] Medin John, </text:span></text:span><text:span text:style-name="Default_20_Paragraph_20_Font"><text:span text:style-name="T6">Brain Rules: 12 Principles for Surviving and Thriving at Work</text:span></text:span><text:span text:style-name="Default_20_Paragraph_20_Font"><text:span text:style-name="T4">, Home, and School, Pear Press, New York 2008</text:span></text:span><text:span text:style-name="Default_20_Paragraph_20_Font"><text:span text:style-name="T4"><text:line-break/></text:span></text:span></text:p>
      <text:p text:style-name="P4"><text:span text:style-name="Default_20_Paragraph_20_Font">http://books.google.com/books?hl=pl&amp;lr=&amp;id=i2b3GH8jRp0C&amp;oi=fnd&amp;pg=PR15&amp;dq=effective+learning&amp;ots=mxgx1mlpIM&amp;sig=BXxdHneRTMUZu07dcMA_ARzDQlw#v=onepage&amp;q&amp;f=false</text:span><text:span text:style-name="Default_20_Paragraph_20_Font"><text:line-break/></text:span><text:span text:style-name="Default_20_Paragraph_20_Font">http://www.informaworld.com/smpp/content~content=a713815959&amp;db=all</text:span><text:span text:style-name="Default_20_Paragraph_20_Font"> </text:span></text:p>
      <text:p text:style-name="P1"><text:span text:style-name="Default_20_Paragraph_20_Font"><text:span text:style-name="T13"><text:line-break/></text:span></text:span><text:span text:style-name="Default_20_Paragraph_20_Font"><text:span text:style-name="T13">http://ergonomia.ioz.pwr.wroc.pl/</text:span></text:span><text:span text:style-name="Default_20_Paragraph_20_Font"><text:span text:style-name="T13"><text:line-break/></text:span></text:span></text:p>
      <text:p text:style-name="P12"><text:span text:style-name="Default_20_Paragraph_20_Font">        </text:span><text:span text:style-name="Default_20_Paragraph_20_Font"><text:span text:style-name="T4"><text:line-break/></text:span></text:span><text:span text:style-name="Default_20_Paragraph_20_Font"><text:span text:style-name="T4">od Leo:</text:span></text:span><text:span text:style-name="Default_20_Paragraph_20_Font"><text:span text:style-name="T4"><text:line-break/></text:span></text:span><text:span text:style-name="Default_20_Paragraph_20_Font"><text:span text:style-name="T1">*  Research-Based Web Design &amp; Usability Guidelines -</text:span></text:span><text:a xlink:type="simple" xlink:href="http://www.usability.gov/pdfs/guidelines.html"><text:span text:style-name="Default_20_Paragraph_20_Font"><text:span text:style-name="Default_20_Paragraph_20_Font"><text:span text:style-name="T14">http://www.usability.gov/pdfs/guidelines.html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GUUUI - The Interaction Designer’s Coffee Break -</text:span></text:span><text:a xlink:type="simple" xlink:href="http://www.guuui.com/"><text:span text:style-name="Default_20_Paragraph_20_Font"><text:span text:style-name="Default_20_Paragraph_20_Font"><text:span text:style-name="T14">http://www.guuui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InfoDesign: Understanding by Design -</text:span></text:span><text:a xlink:type="simple" xlink:href="http://www.informationdesign.org/"><text:span text:style-name="Default_20_Paragraph_20_Font"><text:span text:style-name="Default_20_Paragraph_20_Font">http://www.informationdesign.org/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Colors on the Web - Color Theory for web designers -</text:span></text:span><text:a xlink:type="simple" xlink:href="http://www.colorsontheweb.com/"><text:span text:style-name="Default_20_Paragraph_20_Font"><text:span text:style-name="Default_20_Paragraph_20_Font"><text:span text:style-name="T14">http://www.colorsontheweb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Użyteczność.pl: o projektowaniu przyjaznych interfejsów -</text:span></text:span><text:a xlink:type="simple" xlink:href="http://www.uzytecznosc.pl/"><text:span text:style-name="Default_20_Paragraph_20_Font"><text:span text:style-name="Default_20_Paragraph_20_Font"><text:span text:style-name="T14">http://www.uzytecznosc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eb Accessibility po polsku -</text:span></text:span><text:span text:style-name="Default_20_Paragraph_20_Font"><text:span text:style-name="T1"> </text:span></text:span><text:a xlink:type="simple" xlink:href="http://dwww.pl/"><text:span text:style-name="Default_20_Paragraph_20_Font"><text:span text:style-name="Default_20_Paragraph_20_Font"><text:span text:style-name="T14">http://dwww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Attached &gt; Użyteczność -</text:span></text:span><text:a xlink:type="simple" xlink:href="http://www.aresluna.org/attached/usability"><text:span text:style-name="Default_20_Paragraph_20_Font"><text:span text:style-name="Default_20_Paragraph_20_Font">http://www.aresluna.org/attached/usability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 głąb dostępności - Dive Into Accessibility -</text:span></text:span><text:a xlink:type="simple" xlink:href="http://mimas.ceti.pl/dia/"><text:span text:style-name="Default_20_Paragraph_20_Font"><text:span text:style-name="Default_20_Paragraph_20_Font"><text:span text:style-name="T14">http://mimas.ceti.pl/dia/</text:span></text:span></text:span></text:a><text:span text:style-name="Default_20_Paragraph_20_Font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</dc:title>
    <meta:initial-creator/>
    <meta:editing-cycles>85</meta:editing-cycles>
    <dc:date>2011-01-13T15:00:31</dc:date>
    <meta:editing-duration>PT07H25M17S</meta:editing-duration>
    <dc:creator>Wojciech Jurkowlaniec</dc:creator>
    <meta:document-statistic meta:table-count="0" meta:image-count="0" meta:object-count="0" meta:page-count="1" meta:paragraph-count="81" meta:word-count="1543" meta:character-count="12031"/>
  </office:meta>
</office:document-meta>
</file>